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cfe7f5" draw:textarea-horizontal-align="justify" draw:textarea-vertical-align="middle" draw:auto-grow-height="false" fo:min-height="8.732cm" fo:min-width="8.482cm"/>
    </style:style>
    <style:style style:name="gr2" style:family="graphic" style:parent-style-name="standard">
      <style:graphic-properties svg:stroke-color="#000000" draw:fill-color="#ffcc00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000000" draw:fill-color="#ff9999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svg:stroke-color="#000000" draw:fill-color="#00ccff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svg:stroke-color="#000000" draw:fill-color="#3333ff" draw:textarea-horizontal-align="justify" draw:textarea-vertical-align="middle" draw:auto-grow-height="false" fo:min-height="0.129cm" fo:min-width="0.526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73cm" fo:min-width="0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938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52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75cm"/>
    </style:style>
    <style:style style:name="gr10" style:family="graphic" style:parent-style-name="standard">
      <style:graphic-properties svg:stroke-color="#000000" draw:fill-color="#99ffff" draw:textarea-horizontal-align="justify" draw:textarea-vertical-align="middle" draw:auto-grow-height="false" fo:min-height="1.546cm" fo:min-width="1.296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1.546cm" fo:min-width="1.296cm"/>
    </style:style>
    <style:style style:name="gr12" style:family="graphic" style:parent-style-name="standard">
      <style:graphic-properties svg:stroke-color="#000000" draw:fill-color="#3333ff" draw:textarea-horizontal-align="justify" draw:textarea-vertical-align="middle" draw:auto-grow-height="false" fo:min-height="0.081cm" fo:min-width="0.452cm"/>
    </style:style>
    <style:style style:name="gr13" style:family="graphic" style:parent-style-name="standard">
      <style:graphic-properties svg:stroke-color="#000000" draw:fill-color="#3333ff" draw:textarea-horizontal-align="justify" draw:textarea-vertical-align="middle" draw:auto-grow-height="false" fo:min-height="0.512cm" fo:min-width="0.643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47cm" fo:min-width="0.262cm"/>
    </style:style>
    <style:style style:name="gr15" style:family="graphic" style:parent-style-name="standard">
      <style:graphic-properties svg:stroke-color="#000000" draw:fill-color="#ccff99" draw:textarea-horizontal-align="justify" draw:textarea-vertical-align="middle" draw:auto-grow-height="false" fo:min-height="1.546cm" fo:min-width="1.296cm"/>
    </style:style>
    <style:style style:name="gr16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0.648cm" fo:min-width="1.29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296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08cm" fo:min-width="0.336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99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cc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99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ccff99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eeeeee"/>
      <style:paragraph-properties fo:text-align="center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-color="#ff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 Narrow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.578cm" svg:y="1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11.087cm" svg:y="4.997cm">
          <text:p text:style-name="P2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4cm" svg:height="2.54cm" svg:x="11.087cm" svg:y="8.807cm">
          <text:p text:style-name="P2"><text:span text:style-name="T1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2.54cm" svg:x="7.658cm" svg:y="10.712cm">
          <text:p text:style-name="P2"><text:span text:style-name="T1">Dissemi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43cm" svg:height="0.762cm" draw:transform="rotate (-0.532150888933071) translate (10.585cm 4.268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762cm" svg:height="1.397cm" svg:x="8.547cm" svg:y="5.505cm">
          <text:p/>
          <draw:enhanced-geometry svg:viewBox="0 0 21600 21600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0.762cm" svg:height="1.397cm" draw:transform="rotate (1.04911741337379) translate (6.458cm 9.067cm)">
          <text:p/>
          <draw:enhanced-geometry svg:viewBox="0 0 21600 21600" draw:mirror-vertical="false" draw:mirror-horizontal="true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294cm" svg:height="0.642cm" draw:transform="rotate (-0.52656583532669) translate (10.254cm 8.492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1.329cm" svg:height="0.642cm" draw:transform="rotate (0.541575666893841) translate (9.944cm 7.368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2.54cm" svg:height="2.54cm" svg:x="4.229cm" svg:y="8.807cm">
          <text:p text:style-name="P2"><text:span text:style-name="T1">Pub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54cm" svg:height="2.54cm" svg:x="7.658cm" svg:y="3.092cm">
          <text:p text:style-name="P2"><text:span text:style-name="T1">Cre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143cm" svg:height="0.762cm" draw:transform="rotate (-1.5707963267949) translate (13.119cm 7.637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-1.5707963267949) translate (5.451cm 7.572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143cm" svg:height="0.762cm" draw:transform="rotate (2.65988178003936) translate (7.302cm 12.075cm)">
          <text:p/>
          <draw:enhanced-geometry svg:viewBox="0 0 21600 21600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1cm" draw:transform="rotate (2.60699830370393) translate (11.182cm 12.175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1.143cm" svg:height="0.762cm" draw:transform="rotate (-0.568802803224951) translate (6.722cm 4.301cm)">
          <text:p/>
          <draw:enhanced-geometry svg:viewBox="0 0 21600 21600" draw:mirror-vertical="true" draw:text-areas="0 ?f0 ?f5 ?f2" draw:type="right-arrow" draw:modifiers="13273.4265734266 6114.809960681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0.762cm" svg:height="1.396cm" draw:transform="rotate (2.08776285123562) translate (6.838cm 7.858cm)">
          <text:p/>
          <draw:enhanced-geometry svg:viewBox="0 0 21600 21600" draw:mirror-vertical="false" draw:mirror-horizontal="true" draw:text-areas="?f0 0 ?f2 ?f5" draw:type="down-arrow" draw:modifiers="15064.3776824034 5463.695937090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2.54cm" svg:height="2.54cm" svg:x="4.229cm" svg:y="4.997cm">
          <text:p text:style-name="P2"><text:span text:style-name="T1">Re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.281cm" svg:y="7.523cm">
          <text:p text:style-name="P2"><text:span text:style-name="T2">The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3.848cm" svg:y="2.524cm">
          <text:p text:style-name="P2"><text:span text:style-name="T2">Hypothes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3.981cm" svg:y="7.55cm">
          <text:p text:style-name="P2"><text:span text:style-name="T2">Ver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3.829cm" svg:y="12.684cm">
          <text:p text:style-name="P2"><text:span text:style-name="T2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1.468cm" svg:y="12.657cm">
          <text:p text:style-name="P2"><text:span text:style-name="T2">Rev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27cm" svg:x="11.461cm" svg:y="2.486cm">
          <text:p text:style-name="P2"><text:span text:style-name="T2">Experiment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2.54cm" svg:height="2.54cm" svg:x="7.658cm" svg:y="6.902cm">
          <text:p text:style-name="P2"><text:span text:style-name="T1">DataF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27cm" svg:height="0.642cm" draw:transform="rotate (1.5707963267949) translate (8.584cm 10.709cm)">
          <text:p/>
          <draw:enhanced-geometry svg:viewBox="0 0 21600 21600" draw:text-areas="?f5 ?f1 ?f6 ?f3" draw:type="left-right-arrow" draw:modifiers="7215.45064377682 5265.53079947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54:58.570138462</meta:creation-date>
    <dc:date>2019-04-02T12:16:58.083451139</dc:date>
    <meta:editing-duration>PT1H4M11S</meta:editing-duration>
    <meta:editing-cycles>8</meta:editing-cycles>
    <meta:generator>LibreOffice/5.1.6.2$Linux_X86_64 LibreOffice_project/10m0$Build-2</meta:generator>
    <meta:document-statistic meta:object-count="26"/>
  </office:meta>
</office:document-meta>
</file>